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ample Open Office document, written in NeoOffice 2.2.1 for the Ma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7-09-14T11:06:08</meta:creation-date>
    <dc:date>2013-02-13T06:52:10.29</dc:date>
    <dc:language>en-US</dc:language>
    <meta:editing-cycles>3</meta:editing-cycles>
    <meta:editing-duration>PT1M46S</meta:editing-duration>
    <meta:keyword>OpenOffice Tika Unit Test</meta:keyword>
    <dc:subject>TikaInputTransformer Unit Test data</dc:subject>
    <dc:title>Test OpenOffice2 Document</dc:title>
    <meta:document-statistic meta:table-count="0" meta:image-count="0" meta:object-count="0" meta:page-count="1" meta:paragraph-count="1" meta:word-count="14" meta:character-count="78"/>
    <meta:user-defined meta:name="Info 1"/>
    <meta:user-defined meta:name="Info 2"/>
    <meta:user-defined meta:name="Info 3"/>
    <meta:user-defined meta:name="Info 4"/>
  </office:meta>
</office:document-meta>
</file>